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10-05T10:52:05.632791680</dc:date>
    <meta:editing-duration>PT4H44M10S</meta:editing-duration>
    <meta:editing-cycles>105</meta:editing-cycles>
    <meta:generator>LibreOffice/7.3.7.2$Linux_X86_64 LibreOffice_project/30$Build-2</meta:generator>
    <meta:print-date>2024-06-30T17:54:35.526486208</meta:print-date>
    <meta:document-statistic meta:table-count="3" meta:cell-count="894" meta:object-count="0"/>
  </office:meta>
</office:document-meta>
</file>